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500000014C7FD8CF47.png" manifest:media-type="image/png"/>
  <manifest:file-entry manifest:full-path="Pictures/10000001000002C6000003CEFB65249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062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width="0.05cm" draw:marker-start-width="0.275cm" draw:marker-end-width="0.275cm" draw:fill="solid" draw:fill-color="#8bc34a" draw:opacity="20%" draw:textarea-vertical-align="middle" fo:padding-top="0.15cm" fo:padding-bottom="0.15cm" fo:padding-left="0.275cm" fo:padding-right="0.275cm" draw:shadow-opacity="20%" loext:decorative="false"/>
      <style:paragraph-properties style:writing-mode="lr-tb"/>
    </style:style>
    <style:style style:name="gr6" style:family="graphic" style:parent-style-name="standard">
      <style:graphic-properties svg:stroke-width="0.05cm" draw:marker-start-width="0.275cm" draw:marker-end-width="0.275cm" draw:fill="solid" draw:fill-color="#f44336" draw:opacity="20%" draw:textarea-vertical-align="middle" fo:padding-top="0.15cm" fo:padding-bottom="0.15cm" fo:padding-left="0.275cm" fo:padding-right="0.275cm" draw:shadow-opacity="20%" loext:decorative="false"/>
      <style:paragraph-properties style:writing-mode="lr-tb"/>
    </style:style>
    <style:style style:name="gr7" style:family="graphic" style:parent-style-name="standard">
      <style:graphic-properties svg:stroke-width="0.05cm" draw:marker-start-width="0.275cm" draw:marker-end-width="0.275cm" draw:fill="solid" draw:fill-color="#8bc34a" draw:opacity="20%" draw:textarea-vertical-align="middle" fo:padding-top="0.15cm" fo:padding-bottom="0.15cm" fo:padding-left="0.275cm" fo:padding-right="0.275cm" draw:shadow-opacity="20%" loext:decorative="false"/>
    </style:style>
    <style:style style:name="gr8" style:family="graphic" style:parent-style-name="standard">
      <style:graphic-properties svg:stroke-width="0.05cm" draw:marker-start-width="0.275cm" draw:marker-end-width="0.275cm" draw:fill="solid" draw:fill-color="#03a9f4" draw:opacity="20%" draw:textarea-vertical-align="middle" fo:padding-top="0.15cm" fo:padding-bottom="0.15cm" fo:padding-left="0.275cm" fo:padding-right="0.275cm" draw:shadow-opacity="20%" loext:decorative="false"/>
      <style:paragraph-properties style:writing-mode="lr-tb"/>
    </style:style>
    <style:style style:name="gr9" style:family="graphic" style:parent-style-name="standard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12" style:family="graphic" style:parent-style-name="standard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1cm" svg:stroke-color="#f44336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standard">
      <style:graphic-properties draw:stroke="none" svg:stroke-width="0.05cm" draw:marker-start-width="0.425cm" draw:marker-end-width="0.425cm" draw:fill="solid" draw:fill-color="#80808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35cm" draw:marker-end-width="0.35cm" draw:fill="solid" draw:fill-color="#eeeee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03a9f4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7" style:family="graphic" style:parent-style-name="objectwithoutfill">
      <style:graphic-properties svg:stroke-width="0.1cm" svg:stroke-color="#8bc34a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316cm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3c3f41" draw:fill-image-width="0cm" draw:fill-image-height="0cm" draw:textarea-vertical-align="middle" loext:decorative="false"/>
    </style:style>
    <style:style style:name="gr22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3" style:family="graphic" style:parent-style-name="objectwithoutfill">
      <style:graphic-properties svg:stroke-width="0.1cm" svg:stroke-color="#f44336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objectwithoutfill">
      <style:graphic-properties svg:stroke-width="0.1cm" svg:stroke-color="#8bc34a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6" style:family="graphic" style:parent-style-name="objectwithoutfill">
      <style:graphic-properties svg:stroke-width="0.1cm" svg:stroke-color="#03a9f4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7" style:family="graphic" style:parent-style-name="objectwithoutfill">
      <style:graphic-properties svg:stroke-width="0.1cm" svg:stroke-color="#9c27b0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svg:stroke-width="0.1cm" svg:stroke-color="#009688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svg:stroke-color="#ffc107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30" style:family="graphic" style:parent-style-name="standard">
      <style:graphic-properties svg:stroke-width="0.05cm" svg:stroke-color="#ffffff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31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3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3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34" style:family="graphic" style:parent-style-name="standard">
      <style:graphic-properties draw:stroke="none" draw:fill="solid" draw:fill-color="#f44336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draw:stroke="none" draw:fill="solid" draw:fill-color="#8bc34a" draw:textarea-horizontal-align="justify" draw:textarea-vertical-align="middle" draw:auto-grow-height="false" fo:min-height="0cm" fo:min-width="0cm" loext:decorative="false"/>
    </style:style>
    <style:style style:name="gr36" style:family="graphic" style:parent-style-name="objectwithoutfill">
      <style:graphic-properties draw:stroke="dash" draw:stroke-dash="_32__20_Dots_20_1_20_Dash"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7" style:family="graphic" style:parent-style-name="objectwithoutfill">
      <style:graphic-properties svg:stroke-width="0.05cm" svg:stroke-color="#f44336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38" style:family="graphic" style:parent-style-name="standard">
      <style:graphic-properties svg:stroke-width="0.05cm" svg:stroke-color="#f44336" draw:marker-start-width="0.275cm" draw:marker-end-width="0.275cm" draw:fill="solid" draw:fill-color="#ffffff" draw:textarea-vertical-align="middle" fo:padding-top="0.15cm" fo:padding-bottom="0.15cm" fo:padding-left="0.275cm" fo:padding-right="0.275cm" loext:decorative="false"/>
    </style:style>
    <style:style style:name="gr39" style:family="graphic" style:parent-style-name="objectwithoutfill">
      <style:graphic-properties svg:stroke-width="0.05cm" svg:stroke-color="#8bc34a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40" style:family="graphic" style:parent-style-name="objectwithoutfill">
      <style:graphic-properties svg:stroke-width="0.05cm" svg:stroke-color="#f44336" draw:marker-start-width="0.275cm" draw:marker-end-width="0.275cm" svg:stroke-linecap="round" draw:fill="none" draw:textarea-vertical-align="middle" fo:padding-top="0.15cm" fo:padding-bottom="0.15cm" fo:padding-left="0.275cm" fo:padding-right="0.275cm" loext:decorative="false"/>
    </style:style>
    <style:style style:name="gr41" style:family="graphic" style:parent-style-name="standard">
      <style:graphic-properties svg:stroke-width="0.05cm" svg:stroke-color="#8bc34a" draw:marker-start-width="0.275cm" draw:marker-end-width="0.275cm" draw:fill="solid" draw:fill-color="#ffffff" draw:textarea-vertical-align="middle" fo:padding-top="0.15cm" fo:padding-bottom="0.15cm" fo:padding-left="0.275cm" fo:padding-right="0.275cm" loext:decorative="false"/>
    </style:style>
    <style:style style:name="gr42" style:family="graphic" style:parent-style-name="objectwithoutfill">
      <style:graphic-properties svg:stroke-width="0.05cm" svg:stroke-color="#8bc34a" draw:marker-start-width="0.275cm" draw:marker-end-width="0.275cm" svg:stroke-linecap="round" draw:fill="none" draw:textarea-vertical-align="middle" fo:padding-top="0.15cm" fo:padding-bottom="0.15cm" fo:padding-left="0.275cm" fo:padding-right="0.275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.434cm" loext:decorative="false"/>
      <style:paragraph-properties style:writing-mode="lr-tb"/>
    </style:style>
    <style:style style:name="gr44" style:family="graphic">
      <style:graphic-properties style:writing-mode="lr-tb" loext:decorative="false"/>
    </style:style>
    <style:style style:name="gr45" style:family="graphic" style:parent-style-name="Standard_5f_1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729cm" fo:min-width="0.479cm" fo:padding-top="0.165cm" fo:padding-bottom="0.165cm" fo:padding-left="0.29cm" fo:padding-right="0.29cm" loext:decorative="false"/>
    </style:style>
    <style:style style:name="gr46" style:family="graphic" style:parent-style-name="Standard_5f_1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47" style:family="graphic" style:parent-style-name="Standard_5f_1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728cm" fo:min-width="0.479cm" fo:padding-top="0.165cm" fo:padding-bottom="0.165cm" fo:padding-left="0.29cm" fo:padding-right="0.29cm" loext:decorative="false"/>
    </style:style>
    <style:style style:name="gr48" style:family="graphic" style:parent-style-name="Standard_5f_1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728cm" fo:min-width="0.478cm" fo:padding-top="0.165cm" fo:padding-bottom="0.165cm" fo:padding-left="0.29cm" fo:padding-right="0.29cm" loext:decorative="false"/>
    </style:style>
    <style:style style:name="gr49" style:family="graphic" style:parent-style-name="Standard_5f_1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729cm" fo:min-width="0.478cm" fo:padding-top="0.165cm" fo:padding-bottom="0.165cm" fo:padding-left="0.29cm" fo:padding-right="0.29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066cm" loext:decorative="false"/>
      <style:paragraph-properties style:writing-mode="lr-tb"/>
    </style:style>
    <style:style style:name="gr51" style:family="graphic" style:parent-style-name="standard">
      <style:graphic-properties draw:stroke="dash" draw:stroke-dash="Long_20_Dash" svg:stroke-width="0.035cm" draw:marker-start-width="0.252cm" draw:marker-end-width="0.252cm" svg:stroke-linecap="butt" draw:fill="none" loext:fill-use-slide-background="false" draw:textarea-horizontal-align="justify" draw:textarea-vertical-align="middle" draw:auto-grow-height="false" fo:min-height="0.99cm" fo:min-width="9.438cm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JetBrains Mono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bc34a" draw:opacity="20%"/>
      <style:paragraph-properties fo:text-align="center"/>
      <style:text-properties fo:color="#cccccc" loext:opacity="100%" style:font-name="JetBrains Mono" fo:font-size="12pt" style:font-size-asian="12pt" style:font-size-complex="12pt"/>
    </style:style>
    <style:style style:name="P5" style:family="paragraph">
      <loext:graphic-properties draw:fill="solid" draw:fill-color="#f44336" draw:opacity="20%"/>
      <style:paragraph-properties fo:text-align="center"/>
      <style:text-properties fo:color="#cccccc" loext:opacity="100%" style:font-name="JetBrains Mono" fo:font-size="12pt" style:font-size-asian="12pt" style:font-size-complex="12pt"/>
    </style:style>
    <style:style style:name="P6" style:family="paragraph">
      <loext:graphic-properties draw:fill="solid" draw:fill-color="#8bc34a" draw:opacity="20%"/>
      <style:paragraph-properties fo:text-align="center"/>
    </style:style>
    <style:style style:name="P7" style:family="paragraph">
      <loext:graphic-properties draw:fill="solid" draw:fill-color="#03a9f4" draw:opacity="20%"/>
      <style:paragraph-properties fo:text-align="center"/>
      <style:text-properties fo:color="#cccccc" loext:opacity="100%" style:font-name="JetBrains Mono"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color="#cccccc" loext:opacity="100%" style:font-name="JetBrains Mono"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color="#dddddd" loext:opacity="100%" style:font-name="JetBrains Mono"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color="#dddddd" loext:opacity="100%" style:font-name="JetBrains Mono" fo:font-size="12pt" style:letter-kerning="true" style:font-size-asian="12pt" style:font-name-complex="Arial Unicode MS" style:font-size-complex="12pt"/>
    </style:style>
    <style:style style:name="P11" style:family="paragraph">
      <loext:graphic-properties draw:fill="none"/>
      <style:paragraph-properties fo:text-align="center"/>
      <style:text-properties fo:color="#cccccc" loext:opacity="100%" style:font-name="JetBrains Mono" fo:font-size="12pt" style:letter-kerning="true" style:font-size-asian="12pt" style:font-name-complex="Arial Unicode MS" style:font-size-complex="12pt"/>
    </style:style>
    <style:style style:name="P12" style:family="paragraph">
      <loext:graphic-properties draw:fill="none"/>
      <style:paragraph-properties fo:text-align="center"/>
      <style:text-properties fo:color="#cccccc" loext:opacity="100%" fo:font-size="12pt" style:font-size-asian="12pt" style:font-size-complex="12pt"/>
    </style:style>
    <style:style style:name="P13" style:family="paragraph">
      <loext:graphic-properties draw:fill="solid" draw:fill-color="#808080"/>
      <style:paragraph-properties fo:text-align="center"/>
      <style:text-properties fo:color="#ffffff" loext:opacity="100%" style:font-name="JetBrains Mono" fo:font-size="12pt" style:font-size-asian="12pt" style:font-size-complex="12pt"/>
    </style:style>
    <style:style style:name="P14" style:family="paragraph">
      <loext:graphic-properties draw:fill="solid" draw:fill-color="#eeeeee"/>
      <style:paragraph-properties fo:text-align="center"/>
      <style:text-properties style:font-name="JetBrains Mono"/>
    </style:style>
    <style:style style:name="P15" style:family="paragraph">
      <loext:graphic-properties draw:fill="solid" draw:fill-color="#3c3f41" draw:fill-image-width="0cm" draw:fill-image-height="0cm"/>
      <style:paragraph-properties fo:text-align="center"/>
    </style:style>
    <style:style style:name="P16" style:family="paragraph">
      <loext:graphic-properties draw:fill="solid" draw:fill-color="#f44336"/>
      <style:paragraph-properties fo:text-align="center"/>
    </style:style>
    <style:style style:name="P17" style:family="paragraph">
      <loext:graphic-properties draw:fill="solid" draw:fill-color="#8bc34a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text-properties fo:color="#8bc34a" loext:opacity="100%" style:font-name="JetBrains Mono" fo:font-size="12pt" style:font-size-asian="12pt" style:font-size-complex="12pt"/>
    </style:style>
    <style:style style:name="P20" style:family="paragraph">
      <loext:graphic-properties draw:fill="none" draw:fill-color="#ffffff"/>
      <style:text-properties fo:color="#f44336" loext:opacity="100%" style:font-name="JetBrains Mono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f44336" loext:opacity="100%" style:font-name="JetBrains Mono" fo:font-size="8pt" style:font-size-asian="8pt" style:font-size-complex="8pt"/>
    </style:style>
    <style:style style:name="P22" style:family="paragraph">
      <loext:graphic-properties draw:fill="none" draw:fill-color="#ffffff"/>
      <style:text-properties fo:color="#8bc34a" loext:opacity="100%" style:font-name="JetBrains Mono" fo:font-size="8pt" style:font-size-asian="8pt" style:font-size-complex="8pt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JetBrains Mono"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style:font-name="JetBrains Mono" fo:font-size="12pt" style:font-size-asian="12pt" style:font-size-complex="12pt"/>
    </style:style>
    <style:style style:name="T1" style:family="text">
      <style:text-properties style:font-name="JetBrains Mono" fo:font-size="12pt" style:font-size-asian="12pt" style:font-size-complex="12pt"/>
    </style:style>
    <style:style style:name="T2" style:family="text">
      <style:text-properties fo:color="#cccccc" loext:opacity="100%" style:font-name="JetBrains Mono" fo:font-size="12pt" style:font-size-asian="12pt" style:font-size-complex="12pt"/>
    </style:style>
    <style:style style:name="T3" style:family="text">
      <style:text-properties fo:color="#dddddd" loext:opacity="100%" style:font-name="JetBrains Mono" fo:font-size="12pt" style:font-size-asian="12pt" style:font-size-complex="12pt"/>
    </style:style>
    <style:style style:name="T4" style:family="text">
      <style:text-properties fo:color="#dddddd" loext:opacity="100%" style:font-name="JetBrains Mono" fo:font-size="12pt" style:letter-kerning="true" style:font-size-asian="12pt" style:font-name-complex="Arial Unicode MS" style:font-size-complex="12pt"/>
    </style:style>
    <style:style style:name="T5" style:family="text">
      <style:text-properties fo:color="#cccccc" loext:opacity="100%" style:font-name="JetBrains Mono" fo:font-size="12pt" style:letter-kerning="true" style:font-size-asian="12pt" style:font-name-complex="Arial Unicode MS" style:font-size-complex="12pt"/>
    </style:style>
    <style:style style:name="T6" style:family="text">
      <style:text-properties fo:color="#ffffff" loext:opacity="100%" style:font-name="JetBrains Mono" fo:font-size="12pt" style:font-size-asian="12pt" style:font-size-complex="12pt"/>
    </style:style>
    <style:style style:name="T7" style:family="text">
      <style:text-properties style:font-name="JetBrains Mono"/>
    </style:style>
    <style:style style:name="T8" style:family="text">
      <style:text-properties fo:color="#8bc34a" loext:opacity="100%" style:font-name="JetBrains Mono" fo:font-size="12pt" style:font-size-asian="12pt" style:font-size-complex="12pt"/>
    </style:style>
    <style:style style:name="T9" style:family="text">
      <style:text-properties fo:color="#8bc34a" loext:opacity="100%" style:text-position="sub 70%" style:font-name="JetBrains Mono" fo:font-size="12pt" style:font-size-asian="12pt" style:font-size-complex="12pt"/>
    </style:style>
    <style:style style:name="T10" style:family="text">
      <style:text-properties fo:color="#f44336" loext:opacity="100%" style:font-name="JetBrains Mono" fo:font-size="12pt" style:font-size-asian="12pt" style:font-size-complex="12pt"/>
    </style:style>
    <style:style style:name="T11" style:family="text">
      <style:text-properties fo:color="#f44336" loext:opacity="100%" style:text-position="sub 70%" style:font-name="JetBrains Mono" fo:font-size="12pt" style:font-size-asian="12pt" style:font-size-complex="12pt"/>
    </style:style>
    <style:style style:name="T12" style:family="text">
      <style:text-properties fo:color="#f44336" loext:opacity="100%" style:font-name="JetBrains Mono" fo:font-size="8pt" style:font-size-asian="8pt" style:font-size-complex="8pt"/>
    </style:style>
    <style:style style:name="T13" style:family="text">
      <style:text-properties fo:color="#f44336" loext:opacity="100%" style:text-position="sub 70%" style:font-name="JetBrains Mono" fo:font-size="8pt" style:font-size-asian="8pt" style:font-size-complex="8pt"/>
    </style:style>
    <style:style style:name="T14" style:family="text">
      <style:text-properties fo:color="#8bc34a" loext:opacity="100%" style:font-name="JetBrains Mono" fo:font-size="8pt" style:font-size-asian="8pt" style:font-size-complex="8pt"/>
    </style:style>
    <style:style style:name="T15" style:family="text">
      <style:text-properties fo:color="#8bc34a" loext:opacity="100%" style:text-position="sub 70%" style:font-name="JetBrains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cm" svg:y1="10.5cm" svg:x2="3.5cm" svg:y2="9.3cm">
          <text:p/>
        </draw:line>
        <draw:line draw:style-name="gr1" draw:text-style-name="P1" draw:layer="layout" svg:x1="4.5cm" svg:y1="10.5cm" svg:x2="4.5cm" svg:y2="9.3cm">
          <text:p/>
        </draw:line>
        <draw:line draw:style-name="gr1" draw:text-style-name="P1" draw:layer="layout" svg:x1="3cm" svg:y1="9.6cm" svg:x2="9.4cm" svg:y2="9.6cm">
          <text:p/>
        </draw:line>
        <draw:line draw:style-name="gr2" draw:text-style-name="P1" draw:layer="layout" svg:x1="2.5cm" svg:y1="9.6cm" svg:x2="3.5cm" svg:y2="9.6cm">
          <text:p/>
        </draw:line>
        <draw:frame draw:style-name="gr3" draw:text-style-name="P2" draw:layer="layout" svg:width="4.566cm" svg:height="0.768cm" svg:x="4.9cm" svg:y="8.9cm">
          <draw:text-box>
            <text:p><text:span text:style-name="T1">1 Lichtjahr (Lj)</text:span></text:p>
          </draw:text-box>
        </draw:frame>
        <draw:line draw:style-name="gr2" draw:text-style-name="P1" draw:layer="layout" svg:x1="5.5cm" svg:y1="9.6cm" svg:x2="4.5cm" svg:y2="9.6cm">
          <text:p/>
        </draw:line>
        <draw:line draw:style-name="gr1" draw:text-style-name="P1" draw:layer="layout" svg:x1="2.5cm" svg:y1="14.5cm" svg:x2="1.3cm" svg:y2="14.5cm">
          <text:p/>
        </draw:line>
        <draw:line draw:style-name="gr1" draw:text-style-name="P1" draw:layer="layout" svg:x1="2.5cm" svg:y1="13.5cm" svg:x2="1.3cm" svg:y2="13.5cm">
          <text:p/>
        </draw:line>
        <draw:frame draw:style-name="gr3" draw:text-style-name="P2" draw:layer="layout" svg:width="4.562cm" svg:height="0.768cm" draw:transform="rotate (1.5707963267949) translate (0.9cm 13.1cm)">
          <draw:text-box>
            <text:p><text:span text:style-name="T1">1 Lichtjahr</text:span></text:p>
          </draw:text-box>
        </draw:frame>
        <draw:g draw:style-name="gr4">
          <draw:line draw:style-name="gr1" draw:text-style-name="P1" draw:layer="layout" svg:x1="1.6cm" svg:y1="15cm" svg:x2="1.6cm" svg:y2="9.8cm">
            <text:p/>
          </draw:line>
          <draw:line draw:style-name="gr2" draw:text-style-name="P1" draw:layer="layout" svg:x1="1.6cm" svg:y1="15.5cm" svg:x2="1.6cm" svg:y2="14.5cm">
            <text:p/>
          </draw:line>
          <draw:line draw:style-name="gr2" draw:text-style-name="P1" draw:layer="layout" svg:x1="1.6cm" svg:y1="12.5cm" svg:x2="1.6cm" svg:y2="13.5cm">
            <text:p/>
          </draw:line>
        </draw:g>
        <draw:rect draw:style-name="gr5" draw:text-style-name="P4" draw:layer="layout" svg:width="1cm" svg:height="1cm" svg:x="4cm" svg:y="11cm">
          <text:p text:style-name="P3"><text:span text:style-name="T2">BC</text:span></text:p>
        </draw:rect>
        <draw:rect draw:style-name="gr6" draw:text-style-name="P5" draw:layer="layout" svg:width="1cm" svg:height="1cm" svg:x="3cm" svg:y="12cm">
          <text:p text:style-name="P3"><text:span text:style-name="T2">CB</text:span></text:p>
        </draw:rect>
        <draw:rect draw:style-name="gr5" draw:text-style-name="P4" draw:layer="layout" svg:width="1cm" svg:height="1cm" svg:x="4cm" svg:y="12cm">
          <text:p text:style-name="P3"><text:span text:style-name="T2">CC</text:span></text:p>
        </draw:rect>
        <draw:rect draw:style-name="gr5" draw:text-style-name="P4" draw:layer="layout" svg:width="1cm" svg:height="1cm" svg:x="5cm" svg:y="12cm">
          <text:p text:style-name="P3"><text:span text:style-name="T2">CD</text:span></text:p>
        </draw:rect>
        <draw:rect draw:style-name="gr7" draw:text-style-name="P6" draw:layer="layout" svg:width="1cm" svg:height="1cm" svg:x="6cm" svg:y="12cm">
          <text:p/>
        </draw:rect>
        <draw:rect draw:style-name="gr5" draw:text-style-name="P4" draw:layer="layout" svg:width="1cm" svg:height="1cm" svg:x="6cm" svg:y="13cm">
          <text:p text:style-name="P3"><text:span text:style-name="T2">DE</text:span></text:p>
        </draw:rect>
        <draw:rect draw:style-name="gr8" draw:text-style-name="P7" draw:layer="layout" svg:width="1cm" svg:height="1cm" svg:x="8cm" svg:y="12cm">
          <text:p text:style-name="P3"><text:span text:style-name="T2">CG</text:span></text:p>
        </draw:rect>
        <draw:rect draw:style-name="gr9" draw:text-style-name="P8" draw:layer="layout" svg:width="1cm" svg:height="1cm" svg:x="2cm" svg:y="10cm">
          <text:p text:style-name="P3"><text:span text:style-name="T2">AA</text:span></text:p>
        </draw:rect>
        <draw:rect draw:style-name="gr9" draw:text-style-name="P9" draw:layer="layout" svg:width="1cm" svg:height="1cm" svg:x="3cm" svg:y="10cm">
          <text:p text:style-name="P3"><text:span text:style-name="T3">AB</text:span></text:p>
        </draw:rect>
        <draw:rect draw:style-name="gr10" draw:text-style-name="P10" draw:layer="layout" svg:width="1cm" svg:height="1cm" svg:x="4cm" svg:y="10cm">
          <text:p text:style-name="P3"><text:span text:style-name="T4">AC</text:span></text:p>
        </draw:rect>
        <draw:rect draw:style-name="gr11" draw:text-style-name="P11" draw:layer="layout" svg:width="1cm" svg:height="1cm" svg:x="5cm" svg:y="10cm">
          <text:p text:style-name="P3"><text:span text:style-name="T5">AD</text:span></text:p>
        </draw:rect>
        <draw:rect draw:style-name="gr9" draw:text-style-name="P8" draw:layer="layout" svg:width="1cm" svg:height="1cm" svg:x="6cm" svg:y="10cm">
          <text:p text:style-name="P3"><text:span text:style-name="T2">AE</text:span></text:p>
        </draw:rect>
        <draw:rect draw:style-name="gr9" draw:text-style-name="P8" draw:layer="layout" svg:width="1cm" svg:height="1cm" svg:x="7cm" svg:y="10cm">
          <text:p text:style-name="P3"><text:span text:style-name="T2">AF</text:span></text:p>
        </draw:rect>
        <draw:rect draw:style-name="gr9" draw:text-style-name="P12" draw:layer="layout" svg:width="1cm" svg:height="1cm" svg:x="2cm" svg:y="11cm">
          <text:p text:style-name="P3"><text:span text:style-name="T2">BA</text:span></text:p>
        </draw:rect>
        <draw:rect draw:style-name="gr12" draw:text-style-name="P1" draw:layer="layout" svg:width="1cm" svg:height="1cm" svg:x="3cm" svg:y="11cm">
          <text:p/>
        </draw:rect>
        <draw:rect draw:style-name="gr9" draw:text-style-name="P8" draw:layer="layout" svg:width="1cm" svg:height="1cm" svg:x="5cm" svg:y="11cm">
          <text:p text:style-name="P3"><text:span text:style-name="T2">BD</text:span></text:p>
        </draw:rect>
        <draw:rect draw:style-name="gr9" draw:text-style-name="P8" draw:layer="layout" svg:width="1cm" svg:height="1cm" svg:x="6cm" svg:y="11cm">
          <text:p text:style-name="P3"><text:span text:style-name="T2">BE</text:span></text:p>
        </draw:rect>
        <draw:rect draw:style-name="gr9" draw:text-style-name="P8" draw:layer="layout" svg:width="1cm" svg:height="1cm" svg:x="7cm" svg:y="11cm">
          <text:p text:style-name="P3"><text:span text:style-name="T2">BF</text:span></text:p>
        </draw:rect>
        <draw:rect draw:style-name="gr9" draw:text-style-name="P8" draw:layer="layout" svg:width="1cm" svg:height="1cm" svg:x="2cm" svg:y="12cm">
          <text:p text:style-name="P3"><text:span text:style-name="T2">CA</text:span></text:p>
        </draw:rect>
        <draw:rect draw:style-name="gr9" draw:text-style-name="P8" draw:layer="layout" svg:width="1cm" svg:height="1cm" svg:x="7cm" svg:y="12cm">
          <text:p text:style-name="P3"><text:span text:style-name="T2">CF</text:span></text:p>
        </draw:rect>
        <draw:rect draw:style-name="gr9" draw:text-style-name="P9" draw:layer="layout" svg:width="1cm" svg:height="1cm" svg:x="2cm" svg:y="13cm">
          <text:p text:style-name="P3"><text:span text:style-name="T3">DA</text:span></text:p>
        </draw:rect>
        <draw:rect draw:style-name="gr12" draw:text-style-name="P1" draw:layer="layout" svg:width="1cm" svg:height="1cm" svg:x="3cm" svg:y="13cm">
          <text:p/>
        </draw:rect>
        <draw:rect draw:style-name="gr9" draw:text-style-name="P8" draw:layer="layout" svg:width="1cm" svg:height="1cm" svg:x="4cm" svg:y="13cm">
          <text:p text:style-name="P3"><text:span text:style-name="T2">DC</text:span></text:p>
        </draw:rect>
        <draw:rect draw:style-name="gr9" draw:text-style-name="P8" draw:layer="layout" svg:width="1cm" svg:height="1cm" svg:x="5cm" svg:y="13cm">
          <text:p text:style-name="P3"><text:span text:style-name="T2">DD</text:span></text:p>
        </draw:rect>
        <draw:rect draw:style-name="gr12" draw:text-style-name="P1" draw:layer="layout" svg:width="1cm" svg:height="1cm" svg:x="7cm" svg:y="13cm">
          <text:p/>
        </draw:rect>
        <draw:rect draw:style-name="gr9" draw:text-style-name="P9" draw:layer="layout" svg:width="1cm" svg:height="1cm" svg:x="2cm" svg:y="14cm">
          <text:p text:style-name="P3"><text:span text:style-name="T3">EA</text:span></text:p>
        </draw:rect>
        <draw:rect draw:style-name="gr9" draw:text-style-name="P8" draw:layer="layout" svg:width="1cm" svg:height="1cm" svg:x="3cm" svg:y="14cm">
          <text:p text:style-name="P3"><text:span text:style-name="T2">EB</text:span></text:p>
        </draw:rect>
        <draw:rect draw:style-name="gr9" draw:text-style-name="P8" draw:layer="layout" svg:width="1cm" svg:height="1cm" svg:x="4cm" svg:y="14cm">
          <text:p text:style-name="P3"><text:span text:style-name="T2">EC</text:span></text:p>
        </draw:rect>
        <draw:rect draw:style-name="gr9" draw:text-style-name="P8" draw:layer="layout" svg:width="1cm" svg:height="1cm" svg:x="5cm" svg:y="14cm">
          <text:p text:style-name="P3"><text:span text:style-name="T2">ED</text:span></text:p>
        </draw:rect>
        <draw:rect draw:style-name="gr9" draw:text-style-name="P8" draw:layer="layout" svg:width="1cm" svg:height="1cm" svg:x="6cm" svg:y="14cm">
          <text:p text:style-name="P3"><text:span text:style-name="T2">EE</text:span></text:p>
        </draw:rect>
        <draw:rect draw:style-name="gr9" draw:text-style-name="P8" draw:layer="layout" svg:width="1cm" svg:height="1cm" svg:x="7cm" svg:y="14cm">
          <text:p text:style-name="P3"><text:span text:style-name="T2">EF</text:span></text:p>
        </draw:rect>
        <draw:g draw:style-name="gr4">
          <draw:line draw:style-name="gr1" draw:text-style-name="P1" draw:layer="layout" svg:x1="2.5cm" svg:y1="13.35cm" svg:x2="2.5cm" svg:y2="13.65cm">
            <text:p/>
          </draw:line>
          <draw:line draw:style-name="gr1" draw:text-style-name="P1" draw:layer="layout" svg:x1="2.35cm" svg:y1="13.5cm" svg:x2="2.65cm" svg:y2="13.5cm">
            <text:p/>
          </draw:line>
        </draw:g>
        <draw:g draw:style-name="gr4">
          <draw:line draw:style-name="gr1" draw:text-style-name="P8" draw:layer="layout" svg:x1="2.5cm" svg:y1="14.35cm" svg:x2="2.5cm" svg:y2="14.65cm">
            <text:p/>
          </draw:line>
          <draw:line draw:style-name="gr1" draw:text-style-name="P8" draw:layer="layout" svg:x1="2.35cm" svg:y1="14.5cm" svg:x2="2.65cm" svg:y2="14.5cm">
            <text:p/>
          </draw:line>
        </draw:g>
        <draw:g draw:style-name="gr4">
          <draw:line draw:style-name="gr1" draw:text-style-name="P8" draw:layer="layout" svg:x1="3.5cm" svg:y1="10.35cm" svg:x2="3.5cm" svg:y2="10.65cm">
            <text:p/>
          </draw:line>
          <draw:line draw:style-name="gr1" draw:text-style-name="P8" draw:layer="layout" svg:x1="3.35cm" svg:y1="10.5cm" svg:x2="3.65cm" svg:y2="10.5cm">
            <text:p/>
          </draw:line>
        </draw:g>
        <draw:g draw:style-name="gr4">
          <draw:line draw:style-name="gr1" draw:text-style-name="P8" draw:layer="layout" svg:x1="4.5cm" svg:y1="10.35cm" svg:x2="4.5cm" svg:y2="10.65cm">
            <text:p/>
          </draw:line>
          <draw:line draw:style-name="gr1" draw:text-style-name="P8" draw:layer="layout" svg:x1="4.35cm" svg:y1="10.5cm" svg:x2="4.65cm" svg:y2="10.5cm">
            <text:p/>
          </draw:line>
        </draw:g>
        <draw:rect draw:style-name="gr9" draw:text-style-name="P8" draw:layer="layout" svg:width="1cm" svg:height="1cm" svg:x="8cm" svg:y="10cm">
          <text:p text:style-name="P3"><text:span text:style-name="T2">AG</text:span></text:p>
        </draw:rect>
        <draw:rect draw:style-name="gr9" draw:text-style-name="P8" draw:layer="layout" svg:width="1cm" svg:height="1cm" svg:x="8cm" svg:y="11cm">
          <text:p text:style-name="P3"><text:span text:style-name="T2">BG</text:span></text:p>
        </draw:rect>
        <draw:rect draw:style-name="gr12" draw:text-style-name="P1" draw:layer="layout" svg:width="1cm" svg:height="1cm" svg:x="8cm" svg:y="13cm">
          <text:p/>
        </draw:rect>
        <draw:rect draw:style-name="gr9" draw:text-style-name="P8" draw:layer="layout" svg:width="1cm" svg:height="1cm" svg:x="8cm" svg:y="14cm">
          <text:p text:style-name="P3"><text:span text:style-name="T2">EG</text:span></text:p>
        </draw:rect>
        <draw:line draw:style-name="gr13" draw:text-style-name="P1" draw:layer="layout" svg:x1="3.5cm" svg:y1="11.5cm" svg:x2="3.5cm" svg:y2="13.5cm">
          <text:p/>
        </draw:line>
        <draw:custom-shape draw:style-name="gr14" draw:text-style-name="P13" draw:layer="layout" svg:width="1cm" svg:height="1cm" svg:x="6cm" svg:y="12cm">
          <text:p text:style-name="P3"><text:span text:style-name="T6">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15" draw:text-style-name="P14" draw:layer="layout" svg:width="1cm" svg:height="1cm" svg:x="3cm" svg:y="13cm">
          <text:p text:style-name="P3"><text:span text:style-name="T7">DB</text:span></text:p>
        </draw:circle>
        <draw:rect draw:style-name="gr9" draw:text-style-name="P8" draw:layer="layout" svg:width="1cm" svg:height="1cm" svg:x="9cm" svg:y="10cm">
          <text:p text:style-name="P3"><text:span text:style-name="T2">AH</text:span></text:p>
        </draw:rect>
        <draw:rect draw:style-name="gr12" draw:text-style-name="P1" draw:layer="layout" svg:width="1cm" svg:height="1cm" svg:x="9cm" svg:y="11cm">
          <text:p/>
        </draw:rect>
        <draw:rect draw:style-name="gr9" draw:text-style-name="P8" draw:layer="layout" svg:width="1cm" svg:height="1cm" svg:x="9cm" svg:y="12cm">
          <text:p text:style-name="P3"><text:span text:style-name="T2">CH</text:span></text:p>
        </draw:rect>
        <draw:rect draw:style-name="gr9" draw:text-style-name="P8" draw:layer="layout" svg:width="1cm" svg:height="1cm" svg:x="9cm" svg:y="13cm">
          <text:p text:style-name="P3"><text:span text:style-name="T2">DH</text:span></text:p>
        </draw:rect>
        <draw:rect draw:style-name="gr9" draw:text-style-name="P8" draw:layer="layout" svg:width="1cm" svg:height="1cm" svg:x="9cm" svg:y="14cm">
          <text:p text:style-name="P3"><text:span text:style-name="T2">EH</text:span></text:p>
        </draw:rect>
        <draw:line draw:style-name="gr16" draw:text-style-name="P1" draw:layer="layout" svg:x1="9.5cm" svg:y1="11.5cm" svg:x2="7.5cm" svg:y2="13.5cm">
          <text:p/>
        </draw:line>
        <draw:circle draw:style-name="gr15" draw:text-style-name="P14" draw:layer="layout" svg:width="1cm" svg:height="1cm" svg:x="9cm" svg:y="11cm">
          <text:p text:style-name="P3"><text:span text:style-name="T7">BH</text:span></text:p>
        </draw:circle>
        <draw:line draw:style-name="gr17" draw:text-style-name="P1" draw:layer="layout" svg:x1="3.5cm" svg:y1="11.5cm" svg:x2="7.5cm" svg:y2="13.5cm">
          <text:p/>
        </draw:line>
        <draw:circle draw:style-name="gr15" draw:text-style-name="P14" draw:layer="layout" svg:width="1cm" svg:height="1cm" svg:x="3cm" svg:y="11cm">
          <text:p text:style-name="P3"><text:span text:style-name="T7">BB</text:span></text:p>
        </draw:circle>
        <draw:circle draw:style-name="gr15" draw:text-style-name="P14" draw:layer="layout" svg:width="1cm" svg:height="1cm" svg:x="7cm" svg:y="13cm">
          <text:p text:style-name="P3"><text:span text:style-name="T7">DF</text:span></text:p>
        </draw:circle>
        <draw:custom-shape draw:style-name="gr14" draw:text-style-name="P13" draw:layer="layout" svg:width="1cm" svg:height="1cm" svg:x="8.001cm" svg:y="13.001cm">
          <text:p text:style-name="P3"><text:span text:style-name="T6">2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3.525cm" svg:y1="18.5cm" svg:x2="3.525cm" svg:y2="17.3cm">
          <text:p/>
        </draw:line>
        <draw:line draw:style-name="gr1" draw:text-style-name="P1" draw:layer="layout" svg:x1="4.525cm" svg:y1="18.5cm" svg:x2="4.525cm" svg:y2="17.3cm">
          <text:p/>
        </draw:line>
        <draw:line draw:style-name="gr1" draw:text-style-name="P1" draw:layer="layout" svg:x1="3.025cm" svg:y1="17.6cm" svg:x2="9.425cm" svg:y2="17.6cm">
          <text:p/>
        </draw:line>
        <draw:line draw:style-name="gr2" draw:text-style-name="P1" draw:layer="layout" svg:x1="2.525cm" svg:y1="17.6cm" svg:x2="3.525cm" svg:y2="17.6cm">
          <text:p/>
        </draw:line>
        <draw:frame draw:style-name="gr18" draw:text-style-name="P2" draw:layer="layout" svg:width="4.82cm" svg:height="0.768cm" svg:x="4.925cm" svg:y="16.9cm">
          <draw:text-box>
            <text:p><text:span text:style-name="T1">1 light year (ly)</text:span></text:p>
          </draw:text-box>
        </draw:frame>
        <draw:line draw:style-name="gr2" draw:text-style-name="P1" draw:layer="layout" svg:x1="5.525cm" svg:y1="17.6cm" svg:x2="4.525cm" svg:y2="17.6cm">
          <text:p/>
        </draw:line>
        <draw:line draw:style-name="gr1" draw:text-style-name="P1" draw:layer="layout" svg:x1="2.525cm" svg:y1="22.5cm" svg:x2="1.325cm" svg:y2="22.5cm">
          <text:p/>
        </draw:line>
        <draw:line draw:style-name="gr1" draw:text-style-name="P1" draw:layer="layout" svg:x1="2.525cm" svg:y1="21.5cm" svg:x2="1.325cm" svg:y2="21.5cm">
          <text:p/>
        </draw:line>
        <draw:frame draw:style-name="gr3" draw:text-style-name="P2" draw:layer="layout" svg:width="4.562cm" svg:height="0.768cm" draw:transform="rotate (1.5707963267949) translate (0.925cm 21.1cm)">
          <draw:text-box>
            <text:p><text:span text:style-name="T1">1 light year</text:span></text:p>
          </draw:text-box>
        </draw:frame>
        <draw:g draw:style-name="gr4">
          <draw:line draw:style-name="gr1" draw:text-style-name="P1" draw:layer="layout" svg:x1="1.625cm" svg:y1="23cm" svg:x2="1.625cm" svg:y2="17.8cm">
            <text:p/>
          </draw:line>
          <draw:line draw:style-name="gr2" draw:text-style-name="P1" draw:layer="layout" svg:x1="1.625cm" svg:y1="23.5cm" svg:x2="1.625cm" svg:y2="22.5cm">
            <text:p/>
          </draw:line>
          <draw:line draw:style-name="gr2" draw:text-style-name="P1" draw:layer="layout" svg:x1="1.625cm" svg:y1="20.5cm" svg:x2="1.625cm" svg:y2="21.5cm">
            <text:p/>
          </draw:line>
        </draw:g>
        <draw:rect draw:style-name="gr5" draw:text-style-name="P4" draw:layer="layout" svg:width="1cm" svg:height="1cm" svg:x="4.025cm" svg:y="19cm">
          <text:p text:style-name="P3"><text:span text:style-name="T2">BC</text:span></text:p>
        </draw:rect>
        <draw:rect draw:style-name="gr6" draw:text-style-name="P5" draw:layer="layout" svg:width="1cm" svg:height="1cm" svg:x="3.025cm" svg:y="20cm">
          <text:p text:style-name="P3"><text:span text:style-name="T2">CB</text:span></text:p>
        </draw:rect>
        <draw:rect draw:style-name="gr5" draw:text-style-name="P4" draw:layer="layout" svg:width="1cm" svg:height="1cm" svg:x="4.025cm" svg:y="20cm">
          <text:p text:style-name="P3"><text:span text:style-name="T2">CC</text:span></text:p>
        </draw:rect>
        <draw:rect draw:style-name="gr5" draw:text-style-name="P4" draw:layer="layout" svg:width="1cm" svg:height="1cm" svg:x="5.025cm" svg:y="20cm">
          <text:p text:style-name="P3"><text:span text:style-name="T2">CD</text:span></text:p>
        </draw:rect>
        <draw:rect draw:style-name="gr7" draw:text-style-name="P6" draw:layer="layout" svg:width="1cm" svg:height="1cm" svg:x="6.025cm" svg:y="20cm">
          <text:p/>
        </draw:rect>
        <draw:rect draw:style-name="gr5" draw:text-style-name="P4" draw:layer="layout" svg:width="1cm" svg:height="1cm" svg:x="6.025cm" svg:y="21cm">
          <text:p text:style-name="P3"><text:span text:style-name="T2">DE</text:span></text:p>
        </draw:rect>
        <draw:rect draw:style-name="gr8" draw:text-style-name="P7" draw:layer="layout" svg:width="1cm" svg:height="1cm" svg:x="8.025cm" svg:y="20cm">
          <text:p text:style-name="P3"><text:span text:style-name="T2">CG</text:span></text:p>
        </draw:rect>
        <draw:rect draw:style-name="gr9" draw:text-style-name="P8" draw:layer="layout" svg:width="1cm" svg:height="1cm" svg:x="2.025cm" svg:y="18cm">
          <text:p text:style-name="P3"><text:span text:style-name="T2">AA</text:span></text:p>
        </draw:rect>
        <draw:rect draw:style-name="gr9" draw:text-style-name="P9" draw:layer="layout" svg:width="1cm" svg:height="1cm" svg:x="3.025cm" svg:y="18cm">
          <text:p text:style-name="P3"><text:span text:style-name="T3">AB</text:span></text:p>
        </draw:rect>
        <draw:rect draw:style-name="gr19" draw:text-style-name="P10" draw:layer="layout" svg:width="1cm" svg:height="1cm" svg:x="4.025cm" svg:y="18cm">
          <text:p text:style-name="P3"><text:span text:style-name="T4">AC</text:span></text:p>
        </draw:rect>
        <draw:rect draw:style-name="gr20" draw:text-style-name="P11" draw:layer="layout" svg:width="1cm" svg:height="1cm" svg:x="5.025cm" svg:y="18cm">
          <text:p text:style-name="P3"><text:span text:style-name="T5">AD</text:span></text:p>
        </draw:rect>
        <draw:rect draw:style-name="gr9" draw:text-style-name="P8" draw:layer="layout" svg:width="1cm" svg:height="1cm" svg:x="6.025cm" svg:y="18cm">
          <text:p text:style-name="P3"><text:span text:style-name="T2">AE</text:span></text:p>
        </draw:rect>
        <draw:rect draw:style-name="gr9" draw:text-style-name="P8" draw:layer="layout" svg:width="1cm" svg:height="1cm" svg:x="7.025cm" svg:y="18cm">
          <text:p text:style-name="P3"><text:span text:style-name="T2">AF</text:span></text:p>
        </draw:rect>
        <draw:rect draw:style-name="gr9" draw:text-style-name="P12" draw:layer="layout" svg:width="1cm" svg:height="1cm" svg:x="2.025cm" svg:y="19cm">
          <text:p text:style-name="P3"><text:span text:style-name="T2">BA</text:span></text:p>
        </draw:rect>
        <draw:rect draw:style-name="gr12" draw:text-style-name="P1" draw:layer="layout" svg:width="1cm" svg:height="1cm" svg:x="3.025cm" svg:y="19cm">
          <text:p/>
        </draw:rect>
        <draw:rect draw:style-name="gr9" draw:text-style-name="P8" draw:layer="layout" svg:width="1cm" svg:height="1cm" svg:x="5.025cm" svg:y="19cm">
          <text:p text:style-name="P3"><text:span text:style-name="T2">BD</text:span></text:p>
        </draw:rect>
        <draw:rect draw:style-name="gr9" draw:text-style-name="P8" draw:layer="layout" svg:width="1cm" svg:height="1cm" svg:x="6.025cm" svg:y="19cm">
          <text:p text:style-name="P3"><text:span text:style-name="T2">BE</text:span></text:p>
        </draw:rect>
        <draw:rect draw:style-name="gr9" draw:text-style-name="P8" draw:layer="layout" svg:width="1cm" svg:height="1cm" svg:x="7.025cm" svg:y="19cm">
          <text:p text:style-name="P3"><text:span text:style-name="T2">BF</text:span></text:p>
        </draw:rect>
        <draw:rect draw:style-name="gr9" draw:text-style-name="P8" draw:layer="layout" svg:width="1cm" svg:height="1cm" svg:x="2.025cm" svg:y="20cm">
          <text:p text:style-name="P3"><text:span text:style-name="T2">CA</text:span></text:p>
        </draw:rect>
        <draw:rect draw:style-name="gr9" draw:text-style-name="P8" draw:layer="layout" svg:width="1cm" svg:height="1cm" svg:x="7.025cm" svg:y="20cm">
          <text:p text:style-name="P3"><text:span text:style-name="T2">CF</text:span></text:p>
        </draw:rect>
        <draw:rect draw:style-name="gr9" draw:text-style-name="P9" draw:layer="layout" svg:width="1cm" svg:height="1cm" svg:x="2.025cm" svg:y="21cm">
          <text:p text:style-name="P3"><text:span text:style-name="T3">DA</text:span></text:p>
        </draw:rect>
        <draw:rect draw:style-name="gr12" draw:text-style-name="P1" draw:layer="layout" svg:width="1cm" svg:height="1cm" svg:x="3.025cm" svg:y="21cm">
          <text:p/>
        </draw:rect>
        <draw:rect draw:style-name="gr9" draw:text-style-name="P8" draw:layer="layout" svg:width="1cm" svg:height="1cm" svg:x="4.025cm" svg:y="21cm">
          <text:p text:style-name="P3"><text:span text:style-name="T2">DC</text:span></text:p>
        </draw:rect>
        <draw:rect draw:style-name="gr9" draw:text-style-name="P8" draw:layer="layout" svg:width="1cm" svg:height="1cm" svg:x="5.025cm" svg:y="21cm">
          <text:p text:style-name="P3"><text:span text:style-name="T2">DD</text:span></text:p>
        </draw:rect>
        <draw:rect draw:style-name="gr12" draw:text-style-name="P1" draw:layer="layout" svg:width="1cm" svg:height="1cm" svg:x="7.025cm" svg:y="21cm">
          <text:p/>
        </draw:rect>
        <draw:rect draw:style-name="gr9" draw:text-style-name="P9" draw:layer="layout" svg:width="1cm" svg:height="1cm" svg:x="2.025cm" svg:y="22cm">
          <text:p text:style-name="P3"><text:span text:style-name="T3">EA</text:span></text:p>
        </draw:rect>
        <draw:rect draw:style-name="gr9" draw:text-style-name="P8" draw:layer="layout" svg:width="1cm" svg:height="1cm" svg:x="3.025cm" svg:y="22cm">
          <text:p text:style-name="P3"><text:span text:style-name="T2">EB</text:span></text:p>
        </draw:rect>
        <draw:rect draw:style-name="gr9" draw:text-style-name="P8" draw:layer="layout" svg:width="1cm" svg:height="1cm" svg:x="4.025cm" svg:y="22cm">
          <text:p text:style-name="P3"><text:span text:style-name="T2">EC</text:span></text:p>
        </draw:rect>
        <draw:rect draw:style-name="gr9" draw:text-style-name="P8" draw:layer="layout" svg:width="1cm" svg:height="1cm" svg:x="5.025cm" svg:y="22cm">
          <text:p text:style-name="P3"><text:span text:style-name="T2">ED</text:span></text:p>
        </draw:rect>
        <draw:rect draw:style-name="gr9" draw:text-style-name="P8" draw:layer="layout" svg:width="1cm" svg:height="1cm" svg:x="6.025cm" svg:y="22cm">
          <text:p text:style-name="P3"><text:span text:style-name="T2">EE</text:span></text:p>
        </draw:rect>
        <draw:rect draw:style-name="gr9" draw:text-style-name="P8" draw:layer="layout" svg:width="1cm" svg:height="1cm" svg:x="7.025cm" svg:y="22cm">
          <text:p text:style-name="P3"><text:span text:style-name="T2">EF</text:span></text:p>
        </draw:rect>
        <draw:g draw:style-name="gr4">
          <draw:line draw:style-name="gr1" draw:text-style-name="P1" draw:layer="layout" svg:x1="2.525cm" svg:y1="21.35cm" svg:x2="2.525cm" svg:y2="21.65cm">
            <text:p/>
          </draw:line>
          <draw:line draw:style-name="gr1" draw:text-style-name="P1" draw:layer="layout" svg:x1="2.375cm" svg:y1="21.5cm" svg:x2="2.675cm" svg:y2="21.5cm">
            <text:p/>
          </draw:line>
        </draw:g>
        <draw:g draw:style-name="gr4">
          <draw:line draw:style-name="gr1" draw:text-style-name="P8" draw:layer="layout" svg:x1="2.525cm" svg:y1="22.35cm" svg:x2="2.525cm" svg:y2="22.65cm">
            <text:p/>
          </draw:line>
          <draw:line draw:style-name="gr1" draw:text-style-name="P8" draw:layer="layout" svg:x1="2.375cm" svg:y1="22.5cm" svg:x2="2.675cm" svg:y2="22.5cm">
            <text:p/>
          </draw:line>
        </draw:g>
        <draw:g draw:style-name="gr4">
          <draw:line draw:style-name="gr1" draw:text-style-name="P8" draw:layer="layout" svg:x1="3.525cm" svg:y1="18.35cm" svg:x2="3.525cm" svg:y2="18.65cm">
            <text:p/>
          </draw:line>
          <draw:line draw:style-name="gr1" draw:text-style-name="P8" draw:layer="layout" svg:x1="3.375cm" svg:y1="18.5cm" svg:x2="3.675cm" svg:y2="18.5cm">
            <text:p/>
          </draw:line>
        </draw:g>
        <draw:g draw:style-name="gr4">
          <draw:line draw:style-name="gr1" draw:text-style-name="P8" draw:layer="layout" svg:x1="4.525cm" svg:y1="18.35cm" svg:x2="4.525cm" svg:y2="18.65cm">
            <text:p/>
          </draw:line>
          <draw:line draw:style-name="gr1" draw:text-style-name="P8" draw:layer="layout" svg:x1="4.375cm" svg:y1="18.5cm" svg:x2="4.675cm" svg:y2="18.5cm">
            <text:p/>
          </draw:line>
        </draw:g>
        <draw:rect draw:style-name="gr9" draw:text-style-name="P8" draw:layer="layout" svg:width="1cm" svg:height="1cm" svg:x="8.025cm" svg:y="18cm">
          <text:p text:style-name="P3"><text:span text:style-name="T2">AG</text:span></text:p>
        </draw:rect>
        <draw:rect draw:style-name="gr9" draw:text-style-name="P8" draw:layer="layout" svg:width="1cm" svg:height="1cm" svg:x="8.025cm" svg:y="19cm">
          <text:p text:style-name="P3"><text:span text:style-name="T2">BG</text:span></text:p>
        </draw:rect>
        <draw:rect draw:style-name="gr12" draw:text-style-name="P1" draw:layer="layout" svg:width="1cm" svg:height="1cm" svg:x="8.025cm" svg:y="21cm">
          <text:p/>
        </draw:rect>
        <draw:rect draw:style-name="gr9" draw:text-style-name="P8" draw:layer="layout" svg:width="1cm" svg:height="1cm" svg:x="8.025cm" svg:y="22cm">
          <text:p text:style-name="P3"><text:span text:style-name="T2">EG</text:span></text:p>
        </draw:rect>
        <draw:line draw:style-name="gr13" draw:text-style-name="P1" draw:layer="layout" svg:x1="3.525cm" svg:y1="19.5cm" svg:x2="3.525cm" svg:y2="21.5cm">
          <text:p/>
        </draw:line>
        <draw:custom-shape draw:style-name="gr14" draw:text-style-name="P13" draw:layer="layout" svg:width="1cm" svg:height="1cm" svg:x="6.025cm" svg:y="20cm">
          <text:p text:style-name="P3"><text:span text:style-name="T6">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15" draw:text-style-name="P14" draw:layer="layout" svg:width="1cm" svg:height="1cm" svg:x="3.025cm" svg:y="21cm">
          <text:p text:style-name="P3"><text:span text:style-name="T7">DB</text:span></text:p>
        </draw:circle>
        <draw:rect draw:style-name="gr9" draw:text-style-name="P8" draw:layer="layout" svg:width="1cm" svg:height="1cm" svg:x="9.025cm" svg:y="18cm">
          <text:p text:style-name="P3"><text:span text:style-name="T2">AH</text:span></text:p>
        </draw:rect>
        <draw:rect draw:style-name="gr12" draw:text-style-name="P1" draw:layer="layout" svg:width="1cm" svg:height="1cm" svg:x="9.025cm" svg:y="19cm">
          <text:p/>
        </draw:rect>
        <draw:rect draw:style-name="gr9" draw:text-style-name="P8" draw:layer="layout" svg:width="1cm" svg:height="1cm" svg:x="9.025cm" svg:y="20cm">
          <text:p text:style-name="P3"><text:span text:style-name="T2">CH</text:span></text:p>
        </draw:rect>
        <draw:rect draw:style-name="gr9" draw:text-style-name="P8" draw:layer="layout" svg:width="1cm" svg:height="1cm" svg:x="9.025cm" svg:y="21cm">
          <text:p text:style-name="P3"><text:span text:style-name="T2">DH</text:span></text:p>
        </draw:rect>
        <draw:rect draw:style-name="gr9" draw:text-style-name="P8" draw:layer="layout" svg:width="1cm" svg:height="1cm" svg:x="9.025cm" svg:y="22cm">
          <text:p text:style-name="P3"><text:span text:style-name="T2">EH</text:span></text:p>
        </draw:rect>
        <draw:line draw:style-name="gr16" draw:text-style-name="P1" draw:layer="layout" svg:x1="9.525cm" svg:y1="19.5cm" svg:x2="7.525cm" svg:y2="21.5cm">
          <text:p/>
        </draw:line>
        <draw:circle draw:style-name="gr15" draw:text-style-name="P14" draw:layer="layout" svg:width="1cm" svg:height="1cm" svg:x="9.025cm" svg:y="19cm">
          <text:p text:style-name="P3"><text:span text:style-name="T7">BH</text:span></text:p>
        </draw:circle>
        <draw:line draw:style-name="gr17" draw:text-style-name="P1" draw:layer="layout" svg:x1="3.525cm" svg:y1="19.5cm" svg:x2="7.525cm" svg:y2="21.5cm">
          <text:p/>
        </draw:line>
        <draw:circle draw:style-name="gr15" draw:text-style-name="P14" draw:layer="layout" svg:width="1cm" svg:height="1cm" svg:x="3.025cm" svg:y="19cm">
          <text:p text:style-name="P3"><text:span text:style-name="T7">BB</text:span></text:p>
        </draw:circle>
        <draw:circle draw:style-name="gr15" draw:text-style-name="P14" draw:layer="layout" svg:width="1cm" svg:height="1cm" svg:x="7.025cm" svg:y="21cm">
          <text:p text:style-name="P3"><text:span text:style-name="T7">DF</text:span></text:p>
        </draw:circle>
        <draw:custom-shape draw:style-name="gr14" draw:text-style-name="P13" draw:layer="layout" svg:width="1cm" svg:height="1cm" svg:x="8.026cm" svg:y="21.001cm">
          <text:p text:style-name="P3"><text:span text:style-name="T6">2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draw:rect draw:style-name="gr21" draw:text-style-name="P15" draw:layer="layout" svg:width="1.4cm" svg:height="1.4cm" svg:x="8.9cm" svg:y="5.8cm">
          <text:p/>
        </draw:rect>
        <draw:rect draw:style-name="gr21" draw:text-style-name="P15" draw:layer="layout" svg:width="1.4cm" svg:height="1.4cm" svg:x="6.9cm" svg:y="5.8cm">
          <text:p/>
        </draw:rect>
        <draw:rect draw:style-name="gr21" draw:text-style-name="P15" draw:layer="layout" svg:width="1.4cm" svg:height="1.4cm" svg:x="8.9cm" svg:y="3.8cm">
          <text:p/>
        </draw:rect>
        <draw:rect draw:style-name="gr21" draw:text-style-name="P15" draw:layer="layout" svg:width="1.4cm" svg:height="1.4cm" svg:x="6.9cm" svg:y="3.8cm">
          <text:p/>
        </draw:rect>
        <draw:rect draw:style-name="gr21" draw:text-style-name="P15" draw:layer="layout" svg:width="1.4cm" svg:height="1.4cm" svg:x="8.9cm" svg:y="1.8cm">
          <text:p/>
        </draw:rect>
        <draw:rect draw:style-name="gr21" draw:text-style-name="P15" draw:layer="layout" svg:width="1.4cm" svg:height="1.4cm" svg:x="6.9cm" svg:y="1.8cm">
          <text:p/>
        </draw:rect>
        <draw:line draw:style-name="gr22" draw:text-style-name="P1" draw:layer="layout" svg:x1="2cm" svg:y1="2cm" svg:x2="2cm" svg:y2="3cm">
          <text:p/>
        </draw:line>
        <draw:line draw:style-name="gr22" draw:text-style-name="P1" draw:layer="layout" svg:x1="3cm" svg:y1="2cm" svg:x2="3cm" svg:y2="3cm">
          <text:p/>
        </draw:line>
        <draw:line draw:style-name="gr22" draw:text-style-name="P1" draw:layer="layout" svg:x1="2cm" svg:y1="2cm" svg:x2="3cm" svg:y2="3cm">
          <text:p/>
        </draw:line>
        <draw:line draw:style-name="gr22" draw:text-style-name="P1" draw:layer="layout" svg:x1="2cm" svg:y1="3cm" svg:x2="3cm" svg:y2="2cm">
          <text:p/>
        </draw:line>
        <draw:line draw:style-name="gr22" draw:text-style-name="P1" draw:layer="layout" svg:x1="2.5cm" svg:y1="4cm" svg:x2="2.5cm" svg:y2="5cm">
          <text:p/>
        </draw:line>
        <draw:line draw:style-name="gr22" draw:text-style-name="P1" draw:layer="layout" svg:x1="2cm" svg:y1="4.5cm" svg:x2="3cm" svg:y2="4.5cm">
          <text:p/>
        </draw:line>
        <draw:line draw:style-name="gr22" draw:text-style-name="P1" draw:layer="layout" svg:x1="4.5cm" svg:y1="4cm" svg:x2="4.5cm" svg:y2="5cm">
          <text:p/>
        </draw:line>
        <draw:line draw:style-name="gr22" draw:text-style-name="P1" draw:layer="layout" svg:x1="4cm" svg:y1="4.5cm" svg:x2="5cm" svg:y2="4.5cm">
          <text:p/>
        </draw:line>
        <draw:line draw:style-name="gr22" draw:text-style-name="P1" draw:layer="layout" svg:x1="4cm" svg:y1="4cm" svg:x2="5cm" svg:y2="5cm">
          <text:p/>
        </draw:line>
        <draw:line draw:style-name="gr22" draw:text-style-name="P1" draw:layer="layout" svg:x1="4cm" svg:y1="5cm" svg:x2="5cm" svg:y2="4cm">
          <text:p/>
        </draw:line>
        <draw:line draw:style-name="gr22" draw:text-style-name="P1" draw:layer="layout" svg:x1="4cm" svg:y1="2cm" svg:x2="4cm" svg:y2="3cm">
          <text:p/>
        </draw:line>
        <draw:line draw:style-name="gr22" draw:text-style-name="P1" draw:layer="layout" svg:x1="5cm" svg:y1="2cm" svg:x2="5cm" svg:y2="3cm">
          <text:p/>
        </draw:line>
        <draw:line draw:style-name="gr22" draw:text-style-name="P1" draw:layer="layout" svg:x1="4cm" svg:y1="3cm" svg:x2="5cm" svg:y2="3cm">
          <text:p/>
        </draw:line>
        <draw:line draw:style-name="gr22" draw:text-style-name="P1" draw:layer="layout" svg:x1="4cm" svg:y1="2cm" svg:x2="5cm" svg:y2="2cm">
          <text:p/>
        </draw:line>
        <draw:line draw:style-name="gr22" draw:text-style-name="P1" draw:layer="layout" svg:x1="2.5cm" svg:y1="6cm" svg:x2="3cm" svg:y2="6.5cm">
          <text:p/>
        </draw:line>
        <draw:line draw:style-name="gr22" draw:text-style-name="P1" draw:layer="layout" svg:x1="2.5cm" svg:y1="7cm" svg:x2="3cm" svg:y2="6.5cm">
          <text:p/>
        </draw:line>
        <draw:line draw:style-name="gr22" draw:text-style-name="P1" draw:layer="layout" svg:x1="2cm" svg:y1="6.5cm" svg:x2="2.5cm" svg:y2="6cm">
          <text:p/>
        </draw:line>
        <draw:line draw:style-name="gr22" draw:text-style-name="P1" draw:layer="layout" svg:x1="2cm" svg:y1="6.5cm" svg:x2="2.5cm" svg:y2="7cm">
          <text:p/>
        </draw:line>
        <draw:line draw:style-name="gr22" draw:text-style-name="P1" draw:layer="layout" svg:x1="4cm" svg:y1="6cm" svg:x2="5cm" svg:y2="7cm">
          <text:p/>
        </draw:line>
        <draw:line draw:style-name="gr22" draw:text-style-name="P1" draw:layer="layout" svg:x1="4cm" svg:y1="7cm" svg:x2="5cm" svg:y2="6cm">
          <text:p/>
        </draw:line>
        <draw:line draw:style-name="gr22" draw:text-style-name="P1" draw:layer="layout" svg:x1="2cm" svg:y1="2cm" svg:x2="2cm" svg:y2="3cm">
          <text:p/>
        </draw:line>
        <draw:line draw:style-name="gr22" draw:text-style-name="P1" draw:layer="layout" svg:x1="3cm" svg:y1="2cm" svg:x2="3cm" svg:y2="3cm">
          <text:p/>
        </draw:line>
        <draw:line draw:style-name="gr22" draw:text-style-name="P1" draw:layer="layout" svg:x1="2cm" svg:y1="2cm" svg:x2="3cm" svg:y2="3cm">
          <text:p/>
        </draw:line>
        <draw:line draw:style-name="gr22" draw:text-style-name="P1" draw:layer="layout" svg:x1="2cm" svg:y1="3cm" svg:x2="3cm" svg:y2="2cm">
          <text:p/>
        </draw:line>
        <draw:line draw:style-name="gr22" draw:text-style-name="P1" draw:layer="layout" svg:x1="2cm" svg:y1="2cm" svg:x2="2cm" svg:y2="3cm">
          <text:p/>
        </draw:line>
        <draw:line draw:style-name="gr22" draw:text-style-name="P1" draw:layer="layout" svg:x1="3cm" svg:y1="2cm" svg:x2="3cm" svg:y2="3cm">
          <text:p/>
        </draw:line>
        <draw:line draw:style-name="gr22" draw:text-style-name="P1" draw:layer="layout" svg:x1="2cm" svg:y1="2cm" svg:x2="3cm" svg:y2="3cm">
          <text:p/>
        </draw:line>
        <draw:line draw:style-name="gr22" draw:text-style-name="P1" draw:layer="layout" svg:x1="2cm" svg:y1="3cm" svg:x2="3cm" svg:y2="2cm">
          <text:p/>
        </draw:line>
        <draw:g draw:style-name="gr4">
          <draw:line draw:style-name="gr23" draw:text-style-name="P1" draw:layer="layout" svg:x1="7.6cm" svg:y1="4cm" svg:x2="7.6cm" svg:y2="5cm">
            <text:p/>
          </draw:line>
          <draw:line draw:style-name="gr23" draw:text-style-name="P1" draw:layer="layout" svg:x1="7.1cm" svg:y1="4.5cm" svg:x2="8.1cm" svg:y2="4.5cm">
            <text:p/>
          </draw:line>
        </draw:g>
        <draw:g draw:style-name="gr4">
          <draw:line draw:style-name="gr23" draw:text-style-name="P1" draw:layer="layout" svg:x1="9.1cm" svg:y1="2cm" svg:x2="9.1cm" svg:y2="3cm">
            <text:p/>
          </draw:line>
          <draw:line draw:style-name="gr23" draw:text-style-name="P1" draw:layer="layout" svg:x1="10.1cm" svg:y1="2cm" svg:x2="10.1cm" svg:y2="3cm">
            <text:p/>
          </draw:line>
          <draw:line draw:style-name="gr23" draw:text-style-name="P1" draw:layer="layout" svg:x1="9.1cm" svg:y1="3cm" svg:x2="10.1cm" svg:y2="3cm">
            <text:p/>
          </draw:line>
          <draw:line draw:style-name="gr23" draw:text-style-name="P1" draw:layer="layout" svg:x1="9.1cm" svg:y1="2cm" svg:x2="10.1cm" svg:y2="2cm">
            <text:p/>
          </draw:line>
        </draw:g>
        <draw:g draw:style-name="gr4">
          <draw:line draw:style-name="gr23" draw:text-style-name="P1" draw:layer="layout" svg:x1="7.6cm" svg:y1="6cm" svg:x2="8.1cm" svg:y2="6.5cm">
            <text:p/>
          </draw:line>
          <draw:line draw:style-name="gr23" draw:text-style-name="P1" draw:layer="layout" svg:x1="7.6cm" svg:y1="7cm" svg:x2="8.1cm" svg:y2="6.5cm">
            <text:p/>
          </draw:line>
          <draw:line draw:style-name="gr23" draw:text-style-name="P1" draw:layer="layout" svg:x1="7.1cm" svg:y1="6.5cm" svg:x2="7.6cm" svg:y2="6cm">
            <text:p/>
          </draw:line>
          <draw:line draw:style-name="gr23" draw:text-style-name="P1" draw:layer="layout" svg:x1="7.1cm" svg:y1="6.5cm" svg:x2="7.6cm" svg:y2="7cm">
            <text:p/>
          </draw:line>
        </draw:g>
        <draw:g draw:style-name="gr4">
          <draw:line draw:style-name="gr23" draw:text-style-name="P1" draw:layer="layout" svg:x1="9.1cm" svg:y1="6cm" svg:x2="10.1cm" svg:y2="7cm">
            <text:p/>
          </draw:line>
          <draw:line draw:style-name="gr23" draw:text-style-name="P1" draw:layer="layout" svg:x1="9.1cm" svg:y1="7cm" svg:x2="10.1cm" svg:y2="6cm">
            <text:p/>
          </draw:line>
        </draw:g>
        <draw:g draw:style-name="gr4">
          <draw:line draw:style-name="gr23" draw:text-style-name="P1" draw:layer="layout" svg:x1="7.1cm" svg:y1="2cm" svg:x2="7.1cm" svg:y2="3cm">
            <text:p/>
          </draw:line>
          <draw:line draw:style-name="gr23" draw:text-style-name="P1" draw:layer="layout" svg:x1="8.1cm" svg:y1="2cm" svg:x2="8.1cm" svg:y2="3cm">
            <text:p/>
          </draw:line>
          <draw:line draw:style-name="gr23" draw:text-style-name="P1" draw:layer="layout" svg:x1="7.1cm" svg:y1="2cm" svg:x2="8.1cm" svg:y2="3cm">
            <text:p/>
          </draw:line>
          <draw:line draw:style-name="gr23" draw:text-style-name="P1" draw:layer="layout" svg:x1="7.1cm" svg:y1="3cm" svg:x2="8.1cm" svg:y2="2cm">
            <text:p/>
          </draw:line>
          <draw:line draw:style-name="gr23" draw:text-style-name="P1" draw:layer="layout" svg:x1="7.1cm" svg:y1="2cm" svg:x2="7.1cm" svg:y2="3cm">
            <text:p/>
          </draw:line>
          <draw:line draw:style-name="gr23" draw:text-style-name="P1" draw:layer="layout" svg:x1="8.1cm" svg:y1="2cm" svg:x2="8.1cm" svg:y2="3cm">
            <text:p/>
          </draw:line>
          <draw:line draw:style-name="gr23" draw:text-style-name="P1" draw:layer="layout" svg:x1="7.1cm" svg:y1="2cm" svg:x2="8.1cm" svg:y2="3cm">
            <text:p/>
          </draw:line>
          <draw:line draw:style-name="gr23" draw:text-style-name="P1" draw:layer="layout" svg:x1="7.1cm" svg:y1="3cm" svg:x2="8.1cm" svg:y2="2cm">
            <text:p/>
          </draw:line>
          <draw:line draw:style-name="gr23" draw:text-style-name="P1" draw:layer="layout" svg:x1="7.1cm" svg:y1="2cm" svg:x2="7.1cm" svg:y2="3cm">
            <text:p/>
          </draw:line>
          <draw:line draw:style-name="gr23" draw:text-style-name="P1" draw:layer="layout" svg:x1="8.1cm" svg:y1="2cm" svg:x2="8.1cm" svg:y2="3cm">
            <text:p/>
          </draw:line>
          <draw:line draw:style-name="gr23" draw:text-style-name="P1" draw:layer="layout" svg:x1="7.1cm" svg:y1="2cm" svg:x2="8.1cm" svg:y2="3cm">
            <text:p/>
          </draw:line>
          <draw:line draw:style-name="gr23" draw:text-style-name="P1" draw:layer="layout" svg:x1="7.1cm" svg:y1="3cm" svg:x2="8.1cm" svg:y2="2cm">
            <text:p/>
          </draw:line>
        </draw:g>
        <draw:g draw:style-name="gr4">
          <draw:line draw:style-name="gr23" draw:text-style-name="P1" draw:layer="layout" svg:x1="9.6cm" svg:y1="4cm" svg:x2="9.6cm" svg:y2="5cm">
            <text:p/>
          </draw:line>
          <draw:line draw:style-name="gr23" draw:text-style-name="P1" draw:layer="layout" svg:x1="9.1cm" svg:y1="4.5cm" svg:x2="10.1cm" svg:y2="4.5cm">
            <text:p/>
          </draw:line>
          <draw:line draw:style-name="gr23" draw:text-style-name="P1" draw:layer="layout" svg:x1="9.1cm" svg:y1="4cm" svg:x2="10.1cm" svg:y2="5cm">
            <text:p/>
          </draw:line>
          <draw:line draw:style-name="gr23" draw:text-style-name="P1" draw:layer="layout" svg:x1="9.1cm" svg:y1="5cm" svg:x2="10.1cm" svg:y2="4cm">
            <text:p/>
          </draw:line>
          <draw:line draw:style-name="gr23" draw:text-style-name="P1" draw:layer="layout" svg:x1="9.6cm" svg:y1="4cm" svg:x2="9.6cm" svg:y2="5cm">
            <text:p/>
          </draw:line>
          <draw:line draw:style-name="gr23" draw:text-style-name="P1" draw:layer="layout" svg:x1="9.1cm" svg:y1="4.5cm" svg:x2="10.1cm" svg:y2="4.5cm">
            <text:p/>
          </draw:line>
          <draw:line draw:style-name="gr23" draw:text-style-name="P1" draw:layer="layout" svg:x1="9.1cm" svg:y1="4cm" svg:x2="10.1cm" svg:y2="5cm">
            <text:p/>
          </draw:line>
          <draw:line draw:style-name="gr23" draw:text-style-name="P1" draw:layer="layout" svg:x1="9.1cm" svg:y1="5cm" svg:x2="10.1cm" svg:y2="4cm">
            <text:p/>
          </draw:line>
        </draw:g>
        <draw:frame draw:style-name="gr24" draw:text-style-name="P1" draw:layer="layout" svg:width="6.011cm" svg:height="8.247cm" svg:x="11.9cm" svg:y="2.153cm">
          <draw:image xlink:href="Pictures/10000001000002C6000003CEFB65249A.png" xlink:type="simple" xlink:show="embed" xlink:actuate="onLoad" draw:mime-type="image/png">
            <text:p/>
          </draw:image>
        </draw:frame>
        <draw:rect draw:style-name="gr21" draw:text-style-name="P15" draw:layer="layout" svg:width="8.4cm" svg:height="1.4cm" svg:x="1.8cm" svg:y="7.8cm">
          <text:p/>
        </draw:rect>
        <draw:g draw:style-name="gr4">
          <draw:line draw:style-name="gr25" draw:text-style-name="P1" draw:layer="layout" svg:x1="3.88cm" svg:y1="8cm" svg:x2="3.88cm" svg:y2="9cm">
            <text:p/>
          </draw:line>
          <draw:line draw:style-name="gr25" draw:text-style-name="P1" draw:layer="layout" svg:x1="3.38cm" svg:y1="8.5cm" svg:x2="4.38cm" svg:y2="8.5cm">
            <text:p/>
          </draw:line>
        </draw:g>
        <draw:g draw:style-name="gr4">
          <draw:line draw:style-name="gr26" draw:text-style-name="P1" draw:layer="layout" svg:x1="4.76cm" svg:y1="8cm" svg:x2="4.76cm" svg:y2="9cm">
            <text:p/>
          </draw:line>
          <draw:line draw:style-name="gr26" draw:text-style-name="P1" draw:layer="layout" svg:x1="5.76cm" svg:y1="8cm" svg:x2="5.76cm" svg:y2="9cm">
            <text:p/>
          </draw:line>
          <draw:line draw:style-name="gr26" draw:text-style-name="P1" draw:layer="layout" svg:x1="4.76cm" svg:y1="9cm" svg:x2="5.76cm" svg:y2="9cm">
            <text:p/>
          </draw:line>
          <draw:line draw:style-name="gr26" draw:text-style-name="P1" draw:layer="layout" svg:x1="4.76cm" svg:y1="8cm" svg:x2="5.76cm" svg:y2="8cm">
            <text:p/>
          </draw:line>
        </draw:g>
        <draw:g draw:style-name="gr4">
          <draw:line draw:style-name="gr27" draw:text-style-name="P1" draw:layer="layout" svg:x1="8.02cm" svg:y1="8cm" svg:x2="8.52cm" svg:y2="8.5cm">
            <text:p/>
          </draw:line>
          <draw:line draw:style-name="gr27" draw:text-style-name="P1" draw:layer="layout" svg:x1="8.02cm" svg:y1="9cm" svg:x2="8.52cm" svg:y2="8.5cm">
            <text:p/>
          </draw:line>
          <draw:line draw:style-name="gr27" draw:text-style-name="P1" draw:layer="layout" svg:x1="7.52cm" svg:y1="8.5cm" svg:x2="8.02cm" svg:y2="8cm">
            <text:p/>
          </draw:line>
          <draw:line draw:style-name="gr27" draw:text-style-name="P1" draw:layer="layout" svg:x1="7.52cm" svg:y1="8.5cm" svg:x2="8.02cm" svg:y2="9cm">
            <text:p/>
          </draw:line>
        </draw:g>
        <draw:g draw:style-name="gr4">
          <draw:line draw:style-name="gr28" draw:text-style-name="P1" draw:layer="layout" svg:x1="8.9cm" svg:y1="8cm" svg:x2="9.9cm" svg:y2="9cm">
            <text:p/>
          </draw:line>
          <draw:line draw:style-name="gr28" draw:text-style-name="P1" draw:layer="layout" svg:x1="8.9cm" svg:y1="9cm" svg:x2="9.9cm" svg:y2="8cm">
            <text:p/>
          </draw:line>
        </draw:g>
        <draw:g draw:style-name="gr4">
          <draw:line draw:style-name="gr23" draw:text-style-name="P1" draw:layer="layout" svg:x1="2cm" svg:y1="8cm" svg:x2="2cm" svg:y2="9cm">
            <text:p/>
          </draw:line>
          <draw:line draw:style-name="gr23" draw:text-style-name="P1" draw:layer="layout" svg:x1="3cm" svg:y1="8cm" svg:x2="3cm" svg:y2="9cm">
            <text:p/>
          </draw:line>
          <draw:line draw:style-name="gr23" draw:text-style-name="P1" draw:layer="layout" svg:x1="2cm" svg:y1="8cm" svg:x2="3cm" svg:y2="9cm">
            <text:p/>
          </draw:line>
          <draw:line draw:style-name="gr23" draw:text-style-name="P1" draw:layer="layout" svg:x1="2cm" svg:y1="9cm" svg:x2="3cm" svg:y2="8cm">
            <text:p/>
          </draw:line>
          <draw:line draw:style-name="gr23" draw:text-style-name="P1" draw:layer="layout" svg:x1="2cm" svg:y1="8cm" svg:x2="2cm" svg:y2="9cm">
            <text:p/>
          </draw:line>
          <draw:line draw:style-name="gr23" draw:text-style-name="P1" draw:layer="layout" svg:x1="3cm" svg:y1="8cm" svg:x2="3cm" svg:y2="9cm">
            <text:p/>
          </draw:line>
          <draw:line draw:style-name="gr23" draw:text-style-name="P1" draw:layer="layout" svg:x1="2cm" svg:y1="8cm" svg:x2="3cm" svg:y2="9cm">
            <text:p/>
          </draw:line>
          <draw:line draw:style-name="gr23" draw:text-style-name="P1" draw:layer="layout" svg:x1="2cm" svg:y1="9cm" svg:x2="3cm" svg:y2="8cm">
            <text:p/>
          </draw:line>
          <draw:line draw:style-name="gr23" draw:text-style-name="P1" draw:layer="layout" svg:x1="2cm" svg:y1="8cm" svg:x2="2cm" svg:y2="9cm">
            <text:p/>
          </draw:line>
          <draw:line draw:style-name="gr23" draw:text-style-name="P1" draw:layer="layout" svg:x1="3cm" svg:y1="8cm" svg:x2="3cm" svg:y2="9cm">
            <text:p/>
          </draw:line>
          <draw:line draw:style-name="gr23" draw:text-style-name="P1" draw:layer="layout" svg:x1="2cm" svg:y1="8cm" svg:x2="3cm" svg:y2="9cm">
            <text:p/>
          </draw:line>
          <draw:line draw:style-name="gr23" draw:text-style-name="P1" draw:layer="layout" svg:x1="2cm" svg:y1="9cm" svg:x2="3cm" svg:y2="8cm">
            <text:p/>
          </draw:line>
        </draw:g>
        <draw:g draw:style-name="gr4">
          <draw:line draw:style-name="gr29" draw:text-style-name="P1" draw:layer="layout" svg:x1="6.64cm" svg:y1="8cm" svg:x2="6.64cm" svg:y2="9cm">
            <text:p/>
          </draw:line>
          <draw:line draw:style-name="gr29" draw:text-style-name="P1" draw:layer="layout" svg:x1="6.14cm" svg:y1="8.5cm" svg:x2="7.14cm" svg:y2="8.5cm">
            <text:p/>
          </draw:line>
          <draw:line draw:style-name="gr29" draw:text-style-name="P1" draw:layer="layout" svg:x1="6.14cm" svg:y1="8cm" svg:x2="7.14cm" svg:y2="9cm">
            <text:p/>
          </draw:line>
          <draw:line draw:style-name="gr29" draw:text-style-name="P1" draw:layer="layout" svg:x1="6.14cm" svg:y1="9cm" svg:x2="7.14cm" svg:y2="8cm">
            <text:p/>
          </draw:line>
          <draw:line draw:style-name="gr29" draw:text-style-name="P1" draw:layer="layout" svg:x1="6.64cm" svg:y1="8cm" svg:x2="6.64cm" svg:y2="9cm">
            <text:p/>
          </draw:line>
          <draw:line draw:style-name="gr29" draw:text-style-name="P1" draw:layer="layout" svg:x1="6.14cm" svg:y1="8.5cm" svg:x2="7.14cm" svg:y2="8.5cm">
            <text:p/>
          </draw:line>
          <draw:line draw:style-name="gr29" draw:text-style-name="P1" draw:layer="layout" svg:x1="6.14cm" svg:y1="8cm" svg:x2="7.14cm" svg:y2="9cm">
            <text:p/>
          </draw:line>
          <draw:line draw:style-name="gr29" draw:text-style-name="P1" draw:layer="layout" svg:x1="6.14cm" svg:y1="9cm" svg:x2="7.14cm" svg:y2="8cm">
            <text:p/>
          </draw:line>
        </draw:g>
        <draw:rect draw:style-name="gr21" draw:text-style-name="P15" draw:layer="layout" svg:width="1.4cm" svg:height="1.4cm" svg:x="6.9cm" svg:y="9.8cm">
          <text:p/>
        </draw:rect>
        <draw:custom-shape draw:style-name="gr30" draw:text-style-name="P1" draw:layer="layout" svg:width="1.2cm" svg:height="1.2cm" svg:x="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451cm" svg:height="0.451cm" svg:x="7.375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1" draw:text-style-name="P15" draw:layer="layout" svg:width="1.4cm" svg:height="1.4cm" svg:x="8.8cm" svg:y="9.8cm">
          <text:p/>
        </draw:rect>
        <draw:custom-shape draw:style-name="gr14" draw:text-style-name="P13" draw:layer="layout" svg:width="1.2cm" svg:height="1.2cm" svg:x="8.9cm" svg:y="9.9cm">
          <text:p text:style-name="P3"><text:span text:style-name="T6">2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" draw:layer="layout" svg:width="3.234cm" svg:height="3.196cm" svg:x="6.991cm" svg:y="15.4cm">
          <draw:image xlink:href="Pictures/10000001000001500000014C7FD8CF47.png" xlink:type="simple" xlink:show="embed" xlink:actuate="onLoad" draw:mime-type="image/png">
            <text:p/>
          </draw:image>
        </draw:frame>
        <draw:custom-shape draw:style-name="gr32" draw:text-style-name="P1" draw:layer="layout" svg:width="1.2cm" svg:height="1.2cm" svg:x="2.0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451cm" svg:height="0.451cm" svg:x="2.376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34" draw:text-style-name="P16" draw:layer="layout" svg:width="2cm" svg:height="2cm" svg:x="3.7cm" svg:y="3.784cm">
          <text:p/>
          <draw:enhanced-geometry svg:viewBox="0 0 21600 21600" draw:type="block-arc" draw:modifiers="-117.522296024899 10547.130600575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5" draw:text-style-name="P17" draw:layer="layout" svg:width="2.027cm" svg:height="2.027cm" draw:transform="rotate (-2.62497519499947) translate (7.055cm 3.562cm)">
          <text:p/>
          <draw:enhanced-geometry svg:viewBox="0 0 21600 21600" draw:type="block-arc" draw:modifiers="-152.018937018666 10601.405768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6" draw:text-style-name="P1" draw:layer="layout" svg:x1="4.7cm" svg:y1="4.784cm" svg:x2="5.6cm" svg:y2="3.084cm">
          <text:p/>
        </draw:line>
        <draw:line draw:style-name="gr37" draw:text-style-name="P1" draw:layer="layout" svg:x1="4.7cm" svg:y1="4.784cm" svg:x2="3.5cm" svg:y2="2.484cm">
          <text:p/>
        </draw:line>
        <draw:circle draw:style-name="gr38" draw:text-style-name="P18" draw:layer="layout" svg:width="0.8cm" svg:height="0.8cm" svg:x="4.3cm" svg:y="4.384cm">
          <text:p/>
        </draw:circle>
        <draw:line draw:style-name="gr39" draw:text-style-name="P1" draw:layer="layout" svg:x1="5.609cm" svg:y1="3.084cm" svg:x2="8.2cm" svg:y2="3.207cm">
          <text:p/>
        </draw:line>
        <draw:g draw:style-name="gr4">
          <draw:line draw:style-name="gr40" draw:text-style-name="P1" draw:layer="layout" svg:x1="4.7cm" svg:y1="4.584cm" svg:x2="4.7cm" svg:y2="4.984cm">
            <text:p/>
          </draw:line>
          <draw:line draw:style-name="gr40" draw:text-style-name="P1" draw:layer="layout" svg:x1="4.5cm" svg:y1="4.784cm" svg:x2="4.9cm" svg:y2="4.784cm">
            <text:p/>
          </draw:line>
          <draw:line draw:style-name="gr40" draw:text-style-name="P1" draw:layer="layout" svg:x1="4.5cm" svg:y1="4.584cm" svg:x2="4.9cm" svg:y2="4.984cm">
            <text:p/>
          </draw:line>
          <draw:line draw:style-name="gr40" draw:text-style-name="P1" draw:layer="layout" svg:x1="4.5cm" svg:y1="4.984cm" svg:x2="4.9cm" svg:y2="4.584cm">
            <text:p/>
          </draw:line>
        </draw:g>
        <draw:g draw:style-name="gr4">
          <draw:circle draw:style-name="gr41" draw:text-style-name="P18" draw:layer="layout" svg:width="0.8cm" svg:height="0.8cm" svg:x="5.2cm" svg:y="2.684cm">
            <text:p/>
          </draw:circle>
          <draw:line draw:style-name="gr42" draw:text-style-name="P1" draw:layer="layout" svg:x1="5.6cm" svg:y1="2.884cm" svg:x2="5.6cm" svg:y2="3.284cm">
            <text:p/>
          </draw:line>
          <draw:line draw:style-name="gr42" draw:text-style-name="P1" draw:layer="layout" svg:x1="5.4cm" svg:y1="3.084cm" svg:x2="5.8cm" svg:y2="3.084cm">
            <text:p/>
          </draw:line>
          <draw:line draw:style-name="gr42" draw:text-style-name="P1" draw:layer="layout" svg:x1="5.4cm" svg:y1="2.884cm" svg:x2="5.8cm" svg:y2="3.284cm">
            <text:p/>
          </draw:line>
          <draw:line draw:style-name="gr42" draw:text-style-name="P1" draw:layer="layout" svg:x1="5.4cm" svg:y1="3.284cm" svg:x2="5.8cm" svg:y2="2.884cm">
            <text:p/>
          </draw:line>
        </draw:g>
        <draw:frame draw:style-name="gr43" draw:text-style-name="P19" draw:layer="layout" svg:width="0.934cm" svg:height="0.863cm" svg:x="5.715cm" svg:y="2.059cm">
          <draw:text-box>
            <text:p><text:span text:style-name="T8">P</text:span><text:span text:style-name="T9">2</text:span></text:p>
          </draw:text-box>
        </draw:frame>
        <draw:frame draw:style-name="gr43" draw:text-style-name="P20" draw:layer="layout" svg:width="0.934cm" svg:height="0.863cm" svg:x="3.652cm" svg:y="4.886cm">
          <draw:text-box>
            <text:p><text:span text:style-name="T10">P</text:span><text:span text:style-name="T11">1</text:span></text:p>
          </draw:text-box>
        </draw:frame>
        <draw:frame draw:style-name="gr43" draw:text-style-name="P21" draw:layer="layout" svg:width="0.934cm" svg:height="0.863cm" svg:x="4.266cm" svg:y="3.721cm">
          <draw:text-box>
            <text:p><text:span text:style-name="T12">a</text:span><text:span text:style-name="T13">1</text:span></text:p>
          </draw:text-box>
        </draw:frame>
        <draw:frame draw:style-name="gr43" draw:text-style-name="P22" draw:layer="layout" svg:width="0.934cm" svg:height="0.863cm" svg:x="5.566cm" svg:y="3.384cm">
          <draw:text-box>
            <text:p><text:span text:style-name="T14">a</text:span><text:span text:style-name="T15">2</text:span></text:p>
          </draw:text-box>
        </draw:frame>
      </draw:page>
      <draw:page draw:name="page4" draw:style-name="dp1" draw:master-page-name="Standard">
        <draw:g draw:style-name="gr44">
          <draw:custom-shape draw:style-name="gr45" draw:text-style-name="P1" draw:layer="layout" svg:width="1.173cm" svg:height="1.173cm" svg:x="5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5cm" svg:height="0.195cm" svg:x="5.489cm" svg:y="14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5.195cm" svg:y="14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5cm" svg:x="5.782cm" svg:y="14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6cm" svg:x="5.489cm" svg:y="14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5cm" svg:x="5.489cm" svg:y="14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5.195cm" svg:y="14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5.195cm" svg:y="14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6cm" svg:x="5.782cm" svg:y="14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5cm" svg:x="5.782cm" svg:y="14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7" draw:text-style-name="P1" draw:layer="layout" svg:width="1.173cm" svg:height="1.172cm" svg:x="5cm" svg:y="15.5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5cm" svg:height="0.196cm" svg:x="5.489cm" svg:y="16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8" draw:text-style-name="P1" draw:layer="layout" svg:width="1.172cm" svg:height="1.172cm" svg:x="6.564cm" svg:y="15.5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6cm" svg:height="0.196cm" svg:x="6.759cm" svg:y="15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7.345cm" svg:y="16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7" draw:text-style-name="P1" draw:layer="layout" svg:width="1.173cm" svg:height="1.172cm" svg:x="8.127cm" svg:y="15.5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5cm" svg:height="0.196cm" svg:x="8.616cm" svg:y="16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6cm" svg:x="8.323cm" svg:y="15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8.909cm" svg:y="16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5" draw:text-style-name="P1" draw:layer="layout" svg:width="1.173cm" svg:height="1.173cm" svg:x="5cm" svg:y="17.1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6cm" svg:height="0.195cm" svg:x="5.195cm" svg:y="17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5.195cm" svg:y="17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5cm" svg:x="5.782cm" svg:y="17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6cm" svg:x="5.782cm" svg:y="17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9" draw:text-style-name="P1" draw:layer="layout" svg:width="1.172cm" svg:height="1.173cm" svg:x="6.564cm" svg:y="17.1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6cm" svg:height="0.195cm" svg:x="7.052cm" svg:y="17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6.759cm" svg:y="17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6.759cm" svg:y="17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7.345cm" svg:y="17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7.345cm" svg:y="17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5" draw:text-style-name="P1" draw:layer="layout" svg:width="1.173cm" svg:height="1.173cm" svg:x="8.127cm" svg:y="17.12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5cm" svg:height="0.195cm" svg:x="8.323cm" svg:y="17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8.909cm" svg:y="17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5cm" svg:x="8.323cm" svg:y="17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6cm" svg:x="8.323cm" svg:y="17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8.909cm" svg:y="17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8.909cm" svg:y="17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24" draw:layer="layout" svg:width="2.788cm" svg:height="0.768cm" svg:x="3.734cm" svg:y="2.432cm">
          <draw:text-box>
            <text:p text:style-name="P3"><text:span text:style-name="T1">Angreifer</text:span></text:p>
          </draw:text-box>
        </draw:frame>
        <draw:frame draw:style-name="gr50" draw:text-style-name="P24" draw:layer="layout" svg:width="3.296cm" svg:height="0.768cm" svg:x="6.6cm" svg:y="2.432cm">
          <draw:text-box>
            <text:p text:style-name="P3"><text:span text:style-name="T1">Verteidiger</text:span></text:p>
          </draw:text-box>
        </draw:frame>
        <draw:g draw:style-name="gr44">
          <draw:custom-shape draw:style-name="gr45" draw:text-style-name="P1" draw:layer="layout" svg:width="1.173cm" svg:height="1.173cm" svg:x="4.542cm" svg:y="3.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5cm" svg:height="0.195cm" svg:x="4.738cm" svg:y="4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5.324cm" svg:y="4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5cm" svg:x="4.738cm" svg:y="3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6cm" svg:x="4.738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5.324cm" svg:y="3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5.324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5" draw:text-style-name="P1" draw:layer="layout" svg:width="1.173cm" svg:height="1.173cm" svg:x="7.662cm" svg:y="3.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5cm" svg:height="0.195cm" svg:x="7.858cm" svg:y="4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8.444cm" svg:y="4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5cm" svg:x="7.858cm" svg:y="3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6cm" svg:x="7.858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8.444cm" svg:y="3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8.444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7" draw:text-style-name="P1" draw:layer="layout" svg:width="1.173cm" svg:height="1.172cm" svg:x="7.662cm" svg:y="5.3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5cm" svg:height="0.196cm" svg:x="8.151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5cm" svg:height="0.196cm" svg:x="7.858cm" svg:y="5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8.444cm" svg:y="6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8" draw:text-style-name="P1" draw:layer="layout" svg:width="1.172cm" svg:height="1.172cm" svg:x="4.542cm" svg:y="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6cm" svg:height="0.196cm" svg:x="4.737cm" svg:y="7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5.323cm" svg:y="7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49" draw:text-style-name="P1" draw:layer="layout" svg:width="1.172cm" svg:height="1.173cm" svg:x="4.542cm" svg:y="5.3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196cm" svg:height="0.195cm" svg:x="5.03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4.737cm" svg:y="5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4.737cm" svg:y="6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5cm" svg:x="5.323cm" svg:y="5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3" draw:layer="layout" svg:width="0.196cm" svg:height="0.196cm" svg:x="5.323cm" svg:y="6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4">
          <draw:custom-shape draw:style-name="gr51" draw:text-style-name="P1" draw:layer="layout" svg:width="14.1cm" svg:height="1.8cm" svg:x="2.9cm" svg:y="3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1" draw:layer="layout" svg:width="14.1cm" svg:height="1.8cm" svg:x="2.9cm" svg:y="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50" draw:text-style-name="P26" draw:layer="layout" svg:width="5.074cm" svg:height="1.285cm" svg:x="10.1cm" svg:y="3.615cm">
          <draw:text-box>
            <text:p text:style-name="P25"><text:span text:style-name="T1">Angreifer verliert</text:span></text:p>
            <text:p text:style-name="P25"><text:span text:style-name="T1">1 Kampfschiff</text:span></text:p>
          </draw:text-box>
        </draw:frame>
        <draw:frame draw:style-name="gr50" draw:text-style-name="P26" draw:layer="layout" svg:width="5.582cm" svg:height="1.285cm" svg:x="10.1cm" svg:y="5.3cm">
          <draw:text-box>
            <text:p text:style-name="P25"><text:span text:style-name="T1">Verteidiger verliert</text:span></text:p>
            <text:p text:style-name="P25"><text:span text:style-name="T1">1 Kampfschiff</text:span></text:p>
          </draw:text-box>
        </draw:frame>
        <draw:frame draw:style-name="gr50" draw:text-style-name="P26" draw:layer="layout" svg:width="5.328cm" svg:height="0.768cm" svg:x="10.1cm" svg:y="7.102cm">
          <draw:text-box>
            <text:p text:style-name="P25"><text:span text:style-name="T1">Wird nicht gewerte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Schweitzer</meta:initial-creator>
    <meta:creation-date>2019-05-30T12:50:18</meta:creation-date>
    <dc:date>2024-08-29T19:05:29.669715341</dc:date>
    <meta:editing-duration>P4DT10H18M19S</meta:editing-duration>
    <meta:editing-cycles>138</meta:editing-cycles>
    <meta:generator>LibreOffice/24.2.3.2$MacOSX_AARCH64 LibreOffice_project/433d9c2ded56988e8a90e6b2e771ee4e6a5ab2ba</meta:generator>
    <meta:document-statistic meta:object-count="373"/>
  </office:meta>
</office:document-meta>
</file>